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LogParser.checkParamForma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CLogPars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CLogParser.convertStringtoNVPair( String string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CLogParser.stripFile( String url ,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CLogParser.convertStringToJMRequest( String text ,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parse( TestElement el , int parse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CLogParser.tokenize( String line ,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createUrl( String line ,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CLogParser.setDecodeParameterValues( boolean decode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set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parseParameters( String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CLogParser.checkMethod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CLogParser.isGZIP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LogParser.TCLogParser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parseOneParameter( String parame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CLogParser.parse( BufferedReader breader , TestElement el , int parseCou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CLogParser.decode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parseLine( String line , TestElement 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CLogParser.setSourceFil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getReader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CLogParser.TCLo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setUseParsedFile( boolean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cleanURL( String ent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CLogParser.parseAndConfigure( int count ,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LogParser.check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